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mage </text:p>
          </table:table-cell>
          <table:table-cell table:style-name="ce1" office:value-type="string" calcext:value-type="string">
            <text:p>coordfile </text:p>
          </table:table-cell>
          <table:table-cell table:style-name="ce1" office:value-type="string" calcext:value-type="string">
            <text:p>fwhm </text:p>
          </table:table-cell>
          <table:table-cell table:style-name="ce1" office:value-type="string" calcext:value-type="string">
            <text:p>ann </text:p>
          </table:table-cell>
          <table:table-cell table:style-name="ce1" office:value-type="string" calcext:value-type="string">
            <text:p>dann</text:p>
          </table:table-cell>
          <table:table-cell table:style-name="ce1" office:value-type="string" calcext:value-type="string">
            <text:p>aper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cfb.hatp16b.000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25" calcext:value-type="float">
            <text:p>2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0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26" calcext:value-type="float">
            <text:p>2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1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27" calcext:value-type="float">
            <text:p>2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1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28" calcext:value-type="float">
            <text:p>2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2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29" calcext:value-type="float">
            <text:p>2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2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0" calcext:value-type="float">
            <text:p>3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2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1" calcext:value-type="float">
            <text:p>3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3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2" calcext:value-type="float">
            <text:p>3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3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3" calcext:value-type="float">
            <text:p>3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4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4" calcext:value-type="float">
            <text:p>3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4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5" calcext:value-type="float">
            <text:p>3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4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6" calcext:value-type="float">
            <text:p>3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5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7" calcext:value-type="float">
            <text:p>3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5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8" calcext:value-type="float">
            <text:p>3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6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39" calcext:value-type="float">
            <text:p>3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6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0" calcext:value-type="float">
            <text:p>4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6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1" calcext:value-type="float">
            <text:p>4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7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2" calcext:value-type="float">
            <text:p>4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7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3" calcext:value-type="float">
            <text:p>4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8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4" calcext:value-type="float">
            <text:p>4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8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5" calcext:value-type="float">
            <text:p>4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8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6" calcext:value-type="float">
            <text:p>4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9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7" calcext:value-type="float">
            <text:p>4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09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8" calcext:value-type="float">
            <text:p>4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0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49" calcext:value-type="float">
            <text:p>4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0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0" calcext:value-type="float">
            <text:p>5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0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1" calcext:value-type="float">
            <text:p>5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1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2" calcext:value-type="float">
            <text:p>5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1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3" calcext:value-type="float">
            <text:p>5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2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4" calcext:value-type="float">
            <text:p>5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2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5" calcext:value-type="float">
            <text:p>5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2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6" calcext:value-type="float">
            <text:p>5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3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7" calcext:value-type="float">
            <text:p>5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3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8" calcext:value-type="float">
            <text:p>5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4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59" calcext:value-type="float">
            <text:p>5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4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0" calcext:value-type="float">
            <text:p>6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4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1" calcext:value-type="float">
            <text:p>6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5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2" calcext:value-type="float">
            <text:p>6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5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3" calcext:value-type="float">
            <text:p>6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6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4" calcext:value-type="float">
            <text:p>6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6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5" calcext:value-type="float">
            <text:p>6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6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6" calcext:value-type="float">
            <text:p>6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7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7" calcext:value-type="float">
            <text:p>6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7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8" calcext:value-type="float">
            <text:p>6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8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69" calcext:value-type="float">
            <text:p>6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8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0" calcext:value-type="float">
            <text:p>7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8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1" calcext:value-type="float">
            <text:p>7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9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2" calcext:value-type="float">
            <text:p>7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19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3" calcext:value-type="float">
            <text:p>7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0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4" calcext:value-type="float">
            <text:p>7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0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5" calcext:value-type="float">
            <text:p>7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0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6" calcext:value-type="float">
            <text:p>7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1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7" calcext:value-type="float">
            <text:p>7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1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8" calcext:value-type="float">
            <text:p>7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2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79" calcext:value-type="float">
            <text:p>7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2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0" calcext:value-type="float">
            <text:p>8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2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1" calcext:value-type="float">
            <text:p>8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3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2" calcext:value-type="float">
            <text:p>8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3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3" calcext:value-type="float">
            <text:p>8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4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4" calcext:value-type="float">
            <text:p>8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4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5" calcext:value-type="float">
            <text:p>8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4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6" calcext:value-type="float">
            <text:p>8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5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7" calcext:value-type="float">
            <text:p>8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5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8" calcext:value-type="float">
            <text:p>8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6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89" calcext:value-type="float">
            <text:p>8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6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0" calcext:value-type="float">
            <text:p>9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6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1" calcext:value-type="float">
            <text:p>9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7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2" calcext:value-type="float">
            <text:p>9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7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3" calcext:value-type="float">
            <text:p>9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8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4" calcext:value-type="float">
            <text:p>9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8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5" calcext:value-type="float">
            <text:p>9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8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6" calcext:value-type="float">
            <text:p>9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9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7" calcext:value-type="float">
            <text:p>9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29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8" calcext:value-type="float">
            <text:p>9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0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99" calcext:value-type="float">
            <text:p>9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0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0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1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1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2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2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2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32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36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40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44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48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b.hatp16b.0349.fits</text:p>
          </table:table-cell>
          <table:table-cell office:value-type="string" calcext:value-type="string">
            <text:p>xyfile</text:p>
          </table:table-cell>
          <table:table-cell office:value-type="float" office:value="4.5" calcext:value-type="float">
            <text:p>4.50</text:p>
          </table:table-cell>
          <table:table-cell office:value-type="float" office:value="16" calcext:value-type="float">
            <text:p>1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45:36.685639728</meta:creation-date>
    <dc:date>2018-02-12T18:50:54.849239851</dc:date>
    <meta:editing-duration>PT44M57S</meta:editing-duration>
    <meta:editing-cycles>1</meta:editing-cycles>
    <meta:document-statistic meta:table-count="1" meta:cell-count="534" meta:object-count="0"/>
    <meta:generator>LibreOffice/5.1.6.2$Linux_X86_64 LibreOffice_project/10m0$Build-2</meta:generator>
  </office:meta>
</office:document-meta>
</file>